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8cm"/>
    </style:style>
    <style:style style:name="co2" style:family="table-column">
      <style:table-column-properties fo:break-before="auto" style:column-width="15.96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0.813cm"/>
    </style:style>
    <style:style style:name="co7" style:family="table-column">
      <style:table-column-properties fo:break-before="auto" style:column-width="3.436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7.952cm"/>
    </style:style>
    <style:style style:name="co11" style:family="table-column">
      <style:table-column-properties fo:break-before="auto" style:column-width="3.5cm"/>
    </style:style>
    <style:style style:name="co12" style:family="table-column">
      <style:table-column-properties fo:break-before="auto" style:column-width="1.67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List_20_of_20_artic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/>
    </style:style>
    <style:style style:name="ce3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60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fo:font-style="italic" style:font-style-asian="italic" style:font-style-complex="italic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/>
    </style:style>
    <style:style style:name="ce6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/>
    </style:style>
    <style:style style:name="ce59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0pt" fo:language="none" fo:country="none" fo:font-style="italic" fo:text-shadow="none" style:text-underline-style="none" fo:font-weight="normal" style:font-size-asian="10pt" style:language-asian="none" style:country-asian="none" style:font-style-asian="italic" style:font-weight-asian="normal" style:font-name-complex="Calibri1" style:font-size-complex="10pt" style:language-complex="none" style:country-complex="none" style:font-style-complex="italic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</style:style>
    <style:style style:name="ce7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fo:background-color="#f8aa97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add58a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fo:background-color="#bfbfbf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1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ackground-color="#f8aa9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81" style:family="table-cell" style:parent-style-name="Default" style:data-style-name="N100">
      <style:table-cell-properties fo:background-color="#add58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3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fo:background-color="#add58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order-bottom="0.74pt solid #000000" fo:background-color="#f8aa97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/>
    </style:style>
    <style:style style:name="ce44" style:family="table-cell" style:parent-style-name="Default" style:data-style-name="N0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47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/>
    </style:style>
    <style:style style:name="ce48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0" style:family="table-cell" style:parent-style-name="Default" style:data-style-name="N100">
      <style:table-cell-properties fo:border-bottom="0.74pt solid #000000" fo:background-color="#bfbfbf" style:diagonal-bl-tr="none" style:diagonal-tl-br="none" fo:border-left="none" fo:border-right="2.49pt solid #000000" style:rotation-align="none" fo:border-top="0.74pt solid #000000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51" style:family="table-cell" style:parent-style-name="Default" style:data-style-name="N100">
      <style:table-cell-properties style:rotation-align="none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5" style:family="table-cell" style:parent-style-name="Default" style:data-style-name="N100">
      <style:table-cell-properties style:rotation-align="none"/>
      <style:text-properties style:use-window-font-color="true"/>
    </style:style>
    <style:style style:name="ce5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4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89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7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1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Calibri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NimbusRomNo9L-Regu" fo:font-style="normal" style:font-name-asian="NimbusRomNo9L-Regu" style:font-name-complex="NimbusRomNo9L-Regu" style:font-size-asian="10pt" style:font-size-complex="10pt" style:font-style-asian="normal" style:font-style-complex="normal"/>
    </style:style>
    <style:style style:name="T13" style:family="text">
      <style:text-properties style:font-size-asian="10pt" style:font-size-complex="10pt" style:font-name="NimbusRomNo9L-ReguItal" fo:font-style="italic" style:font-name-asian="NimbusRomNo9L-ReguItal" style:font-name-complex="NimbusRomNo9L-ReguItal" style:font-style-asian="italic" style:font-style-complex="italic"/>
    </style:style>
    <style:style style:name="T14" style:family="text">
      <style:text-properties style:font-size-asian="10pt" style:font-size-complex="10pt" style:font-name="NimbusRomNo9L-ReguItal" style:font-name-asian="NimbusRomNo9L-ReguItal" style:font-name-complex="NimbusRomNo9L-ReguItal"/>
    </style:style>
    <style:style style:name="T15" style:family="text">
      <style:text-properties style:font-size-asian="10pt" style:font-size-complex="10pt" style:font-name="NimbusRomNo9L-ReguItal" style:font-name-asian="NimbusRomNo9L-ReguItal" style:font-name-complex="NimbusRomNo9L-ReguItal" fo:font-style="normal" style:font-style-asian="normal" style:font-style-complex="normal"/>
    </style:style>
    <style:style style:name="T16" style:family="text">
      <style:text-properties style:font-size-asian="10pt" style:font-size-complex="10pt" fo:font-style="normal" style:font-style-asian="normal" style:font-style-complex="normal" style:font-name="NimbusRomNo9L-Regu" style:font-name-asian="NimbusRomNo9L-Regu" style:font-name-complex="NimbusRomNo9L-Regu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bold" style:font-weight-complex="bold"/>
    </style:style>
    <style:style style:name="T2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style:font-weight-asian="normal" style:font-weight-complex="normal"/>
    </style:style>
    <style:style style:name="T2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6" style:family="text">
      <style:text-properties fo:color="#333333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 of artic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8"/>
        <table:table-column table:style-name="co4" table:number-columns-repeated="3" table:default-cell-style-name="ce24"/>
        <table:table-column table:style-name="co4" table:default-cell-style-name="ce30"/>
        <table:table-column table:style-name="co3" table:default-cell-style-name="ce18"/>
        <table:table-column table:style-name="co5" table:default-cell-style-name="ce24"/>
        <table:table-column table:style-name="co6" table:default-cell-style-name="ce24"/>
        <table:table-column table:style-name="co7" table:default-cell-style-name="ce36"/>
        <table:table-column table:style-name="co8" table:default-cell-style-name="ce38"/>
        <table:table-column table:style-name="co9" table:default-cell-style-name="ce42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2" table:number-columns-repeated="48" table:default-cell-style-name="ce51"/>
        <table:table-row table:style-name="ro1"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3.045cm" svg:x="9.98cm" svg:y="0cm" draw:caption-point-x="-0.61cm" draw:caption-point-y="0.01cm">
              <dc:date>2019-06-28T00:00:00</dc:date>
              <text:p text:style-name="P1"><text:span text:style-name="T1">Material used to assess the graph extraction/analysis method(s) presented in the paper(s)</text:span></text:p>
            </office:annotation>
            <text:p>Work of fiction</text:p>
          </table:table-cell>
          <table:table-cell table:style-name="ce76" office:value-type="string" calcext:value-type="string" table:number-columns-spanned="1" table:number-rows-spanned="2">
            <office:annotation draw:style-name="gr2" draw:text-style-name="P2" svg:width="2.899cm" svg:height="2.097cm" svg:x="25.94cm" svg:y="0cm" draw:caption-point-x="-0.61cm" draw:caption-point-y="0.01cm">
              <dc:date>2019-06-28T00:00:00</dc:date>
              <text:p text:style-name="P1"><text:span text:style-name="T1">BibTeX key used in the article and supplementary material</text:span></text:p>
            </office:annotation>
            <text:p>Bibliographic reference</text:p>
          </table:table-cell>
          <table:table-cell table:style-name="ce1" office:value-type="string" calcext:value-type="string" table:number-columns-spanned="5" table:number-rows-spanned="1">
            <office:annotation draw:style-name="gr2" draw:text-style-name="P4" svg:width="2.899cm" svg:height="2.097cm" svg:x="29.903cm" svg:y="0cm" draw:caption-point-x="-0.61cm" draw:caption-point-y="0.01cm">
              <dc:date>2019-06-28T00:00:00</dc:date>
              <text:p text:style-name="P3"><text:span text:style-name="T2">Nature of the relationships modeled bu the graph</text:span></text:p>
            </office:annotation>
            <text:p>Relationships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office:annotation draw:style-name="gr3" draw:text-style-name="P4" svg:width="2.899cm" svg:height="1.623cm" svg:x="40.022cm" svg:y="0cm" draw:caption-point-x="-0.61cm" draw:caption-point-y="0.01cm">
              <dc:date>2019-06-28T00:00:00</dc:date>
              <text:p text:style-name="P3"><text:span text:style-name="T2">Properties of the extracted graph(s)</text:span></text:p>
            </office:annotation>
            <text:p>Graph</text:p>
          </table:table-cell>
          <table:covered-table-cell table:number-columns-repeated="5" table:style-name="ce1"/>
          <table:table-cell table:style-name="ce129" office:value-type="string" calcext:value-type="string" table:number-columns-spanned="1" table:number-rows-spanned="2">
            <office:annotation draw:style-name="gr4" draw:text-style-name="P2" svg:width="2.899cm" svg:height="1.149cm" svg:x="47.974cm" svg:y="0cm" draw:caption-point-x="-0.61cm" draw:caption-point-y="0.01cm">
              <dc:date>2019-06-28T00:00:00</dc:date>
              <text:p text:style-name="P1"><text:span text:style-name="T1">Main use of the graph</text:span></text:p>
            </office:annotation>
            <text:p>Application</text:p>
          </table:table-cell>
          <table:table-cell table:style-name="ce129" office:value-type="string" calcext:value-type="string" table:number-columns-spanned="1" table:number-rows-spanned="2">
            <office:annotation draw:style-name="gr3" draw:text-style-name="P2" svg:width="2.899cm" svg:height="1.623cm" svg:x="51.474cm" svg:y="0cm" draw:caption-point-x="-0.61cm" draw:caption-point-y="0.01cm">
              <dc:date>2019-06-28T00:00:00</dc:date>
              <text:p text:style-name="P1"><text:span text:style-name="T1">Types of media used to extract the graph</text:span></text:p>
            </office:annotation>
            <text:p>Media</text:p>
          </table:table-cell>
          <table:table-cell table:style-name="ce129" office:value-type="string" calcext:value-type="string" table:number-columns-spanned="1" table:number-rows-spanned="2">
            <office:annotation draw:style-name="gr5" draw:text-style-name="P4" svg:width="2.899cm" svg:height="1.799cm" svg:x="53.153cm" svg:y="0cm" draw:caption-point-x="-0.61cm" draw:caption-point-y="0.01cm">
              <dc:date>2021-09-18T00:00:00</dc:date>
              <text:p text:style-name="P3"><text:span text:style-name="T3">URLs of the source code and/or data</text:span></text:p>
            </office:annotation>
            <text:p>URLs</text:p>
          </table:table-cell>
          <table:table-cell table:number-columns-repeated="48"/>
        </table:table-row>
        <table:table-row table:style-name="ro2">
          <table:covered-table-cell table:style-name="ce1"/>
          <table:covered-table-cell table:style-name="ce76"/>
          <table:table-cell table:style-name="ce13" office:value-type="string" calcext:value-type="string">
            <office:annotation draw:style-name="gr2" draw:text-style-name="P2" svg:width="2.899cm" svg:height="2.097cm" svg:x="26.855cm" svg:y="0cm" draw:caption-point-x="-0.61cm" draw:caption-point-y="0.565cm">
              <dc:date>2019-06-28T00:00:00</dc:date>
              <text:p text:style-name="P1"><text:span text:style-name="T1">Relationships inferred based on character co-occurrences</text:span></text:p>
            </office:annotation>
            <text:p>Co-occurrence</text:p>
          </table:table-cell>
          <table:table-cell table:style-name="ce19" office:value-type="string" calcext:value-type="string">
            <office:annotation draw:style-name="gr6" draw:text-style-name="P2" svg:width="2.899cm" svg:height="2.571cm" svg:x="27.617cm" svg:y="0cm" draw:caption-point-x="-0.61cm" draw:caption-point-y="0.565cm">
              <dc:date>2019-06-28T00:00:00</dc:date>
              <text:p text:style-name="P1"><text:span text:style-name="T1">Relationships inferred based on conversations between characters</text:span></text:p>
            </office:annotation>
            <text:p>Conversation</text:p>
          </table:table-cell>
          <table:table-cell table:style-name="ce19" office:value-type="string" calcext:value-type="string">
            <office:annotation draw:style-name="gr1" draw:text-style-name="P2" svg:width="2.899cm" svg:height="3.045cm" svg:x="28.379cm" svg:y="0cm" draw:caption-point-x="-0.61cm" draw:caption-point-y="0.565cm">
              <dc:date>2019-06-28T00:00:00</dc:date>
              <text:p text:style-name="P1"><text:span text:style-name="T1">Relationships inferred based on one character mentionning another</text:span></text:p>
              <text:p text:style-name="P1"><text:span text:style-name="T1"/></text:p>
            </office:annotation>
            <text:p>Mention</text:p>
          </table:table-cell>
          <table:table-cell table:style-name="ce19" office:value-type="string" calcext:value-type="string">
            <office:annotation draw:style-name="gr7" draw:text-style-name="P2" svg:width="2.899cm" svg:height="3.993cm" svg:x="29.141cm" svg:y="0cm" draw:caption-point-x="-0.61cm" draw:caption-point-y="0.565cm">
              <dc:date>2019-06-28T00:00:00</dc:date>
              <text:p text:style-name="P1"><text:span text:style-name="T1">Relationships inferred based on general connection between characters: family, co-workers, etc.</text:span></text:p>
            </office:annotation>
            <text:p>Affiliation</text:p>
          </table:table-cell>
          <table:table-cell table:style-name="ce25" office:value-type="string" calcext:value-type="string">
            <office:annotation draw:style-name="gr6" draw:text-style-name="P2" svg:width="2.899cm" svg:height="2.571cm" svg:x="29.903cm" svg:y="0cm" draw:caption-point-x="-0.61cm" draw:caption-point-y="0.565cm">
              <dc:date>2019-06-28T00:00:00</dc:date>
              <text:p text:style-name="P1"><text:span text:style-name="T1">Relationships inferred based on some character acting on another one</text:span></text:p>
            </office:annotation>
            <text:p>Others</text:p>
          </table:table-cell>
          <table:table-cell table:style-name="ce13" office:value-type="string" calcext:value-type="string">
            <office:annotation draw:style-name="gr2" draw:text-style-name="P2" svg:width="2.899cm" svg:height="2.097cm" svg:x="30.818cm" svg:y="0cm" draw:caption-point-x="-0.61cm" draw:caption-point-y="0.565cm">
              <dc:date>2019-06-28T00:00:00</dc:date>
              <text:p text:style-name="P1"><text:span text:style-name="T1">Edges are weighted (W) or unweighted (U) in the graph</text:span></text:p>
            </office:annotation>
            <text:p>Weights</text:p>
          </table:table-cell>
          <table:table-cell table:style-name="ce19" office:value-type="string" calcext:value-type="string">
            <office:annotation draw:style-name="gr2" draw:text-style-name="P2" svg:width="2.899cm" svg:height="2.097cm" svg:x="31.658cm" svg:y="0cm" draw:caption-point-x="-0.61cm" draw:caption-point-y="0.565cm">
              <dc:date>2019-06-28T00:00:00</dc:date>
              <text:p text:style-name="P1"><text:span text:style-name="T1">Edges are directed (D) or undirected (U) in the graph</text:span></text:p>
            </office:annotation>
            <text:p>Directions</text:p>
          </table:table-cell>
          <table:table-cell table:style-name="ce19" office:value-type="string" calcext:value-type="string">
            <office:annotation draw:style-name="gr3" draw:text-style-name="P2" svg:width="2.899cm" svg:height="1.623cm" svg:x="32.471cm" svg:y="0cm" draw:caption-point-x="-0.61cm" draw:caption-point-y="0.565cm">
              <dc:date>2019-06-28T00:00:00</dc:date>
              <text:p text:style-name="P1"><text:span text:style-name="T1">Edges are signed (S) or unsigned (U) in the graph</text:span></text:p>
            </office:annotation>
            <text:p>Signs</text:p>
          </table:table-cell>
          <table:table-cell table:style-name="ce31" office:value-type="string" calcext:value-type="string">
            <office:annotation draw:style-name="gr1" draw:text-style-name="P2" svg:width="2.899cm" svg:height="3.045cm" svg:x="35.907cm" svg:y="0cm" draw:caption-point-x="-0.61cm" draw:caption-point-y="0.565cm">
              <dc:date>2019-06-28T00:00:00</dc:date>
              <text:p text:style-name="P1"><text:span text:style-name="T1">Graph is static (S), or time is discretized (D), possibly in a cumulative way (D)</text:span></text:p>
            </office:annotation>
            <text:p>Time</text:p>
          </table:table-cell>
          <table:table-cell table:style-name="ce37" office:value-type="string" calcext:value-type="string">
            <office:annotation draw:style-name="gr2" draw:text-style-name="P2" svg:width="2.899cm" svg:height="2.097cm" svg:x="37.867cm" svg:y="0cm" draw:caption-point-x="-0.61cm" draw:caption-point-y="0.565cm">
              <dc:date>2019-06-28T00:00:00</dc:date>
              <text:p text:style-name="P1"><text:span text:style-name="T1">Number of nodes (if indicated in the paper(s))</text:span></text:p>
            </office:annotation>
            <text:p>Vertices</text:p>
          </table:table-cell>
          <table:table-cell table:style-name="ce41" office:value-type="string" calcext:value-type="string">
            <office:annotation draw:style-name="gr3" draw:text-style-name="P2" svg:width="2.899cm" svg:height="1.623cm" svg:x="40.022cm" svg:y="0cm" draw:caption-point-x="-0.61cm" draw:caption-point-y="0.565cm">
              <dc:date>2019-06-28T00:00:00</dc:date>
              <text:p text:style-name="P1"><text:span text:style-name="T1">Number of edges (if indicated in the paper(s))</text:span></text:p>
            </office:annotation>
            <text:p>Edges</text:p>
          </table:table-cell>
          <table:covered-table-cell table:number-columns-repeated="3" table:style-name="ce129"/>
          <table:table-cell table:number-columns-repeated="48"/>
        </table:table-row>
        <table:table-row table:style-name="ro2">
          <table:table-cell table:style-name="ce9" office:value-type="string" calcext:value-type="string">
            <text:p>Mozart's <text:span text:style-name="T4">Cosi Fan Tutte</text:span></text:p>
          </table:table-cell>
          <table:table-cell table:style-name="ce10" office:value-type="string" calcext:value-type="string">
            <text:p>Harary196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Murdoch's <text:span text:style-name="T4">A Severed Head</text:span></text:p>
          </table:table-cell>
          <table:table-cell table:style-name="ce10" office:value-type="string" calcext:value-type="string">
            <text:p>Harary1966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A Midsummer Night's Dream</text:span></text:p>
          </table:table-cell>
          <table:table-cell table:style-name="ce10" office:value-type="string" calcext:value-type="string">
            <text:p>Stanton196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Wagner's <text:span text:style-name="T4">Der Ring des Nibelungen</text:span></text:p>
          </table:table-cell>
          <table:table-cell table:style-name="ce10" office:value-type="string" calcext:value-type="string">
            <text:p>Mayer197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<text:span text:style-name="T4">Twelfth Night</text:span></text:p>
          </table:table-cell>
          <table:table-cell table:style-name="ce10" office:value-type="string" calcext:value-type="string">
            <text:p>Harary197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6 fairy tales</text:p>
          </table:table-cell>
          <table:table-cell table:style-name="ce10" office:value-type="string" calcext:value-type="string">
            <text:p>Auster1980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ophocles' <text:span text:style-name="T4">Oedipus Rex</text:span></text:p>
          </table:table-cell>
          <table:table-cell table:style-name="ce10" office:value-type="string" calcext:value-type="string">
            <text:p>Harary198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Priestley's <text:span text:style-name="T4">Dangerous Corner</text:span></text:p>
          </table:table-cell>
          <table:table-cell table:style-name="ce10" office:value-type="string" calcext:value-type="string">
            <text:p>Harary1985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5 classic novels</text:p>
          </table:table-cell>
          <table:table-cell table:style-name="ce10" office:value-type="string" calcext:value-type="string">
            <text:p>Knuth199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4—561</text:p>
          </table:table-cell>
          <table:table-cell office:value-type="string" calcext:value-type="string">
            <text:p>254—1,629</text:p>
          </table:table-cell>
          <table:table-cell office:value-type="string" calcext:value-type="string">
            <text:p>Benchmark for graph processing tool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Alberich200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https://github.com/melaniewalsh/sample-social-network-datasets/tree/master/sample-datasets/mar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Shakespeare's plays</text:p>
          </table:table-cell>
          <table:table-cell table:style-name="ce10" office:value-type="string" calcext:value-type="string">
            <text:p><text:span text:style-name="T21">Stiller2003, Stiller200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--47</text:p>
          </table:table-cell>
          <table:table-cell office:value-type="string" calcext:value-type="string">
            <text:p>224--464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ll of Shakespeare's plays</text:p>
          </table:table-cell>
          <table:table-cell table:style-name="ce10" office:value-type="string" calcext:value-type="string">
            <text:p>Mutton2004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Dictionary of Greek and Roman mythology</text:p>
          </table:table-cell>
          <table:table-cell table:style-name="ce10" office:value-type="string" calcext:value-type="string">
            <text:p>Choi2007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6,687/8,93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Marvel</text:span><text:span text:style-name="T6"> universe</text:span></text:p>
          </table:table-cell>
          <table:table-cell table:style-name="ce10" office:value-type="string" calcext:value-type="string">
            <text:p>Gleiser200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6.486" calcext:value-type="float">
            <text:p>6,486</text:p>
          </table:table-cell>
          <table:table-cell office:value-type="float" office:value="168.267" calcext:value-type="float">
            <text:p>168,26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Dream reports</text:p>
          </table:table-cell>
          <table:table-cell table:style-name="ce10" office:value-type="string" calcext:value-type="string">
            <text:p><text:span text:style-name="T17">Schweickert2007a, Schweickert2007b, </text:span>Schweickert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orpus of Hollywood movies, and TV series</text:p>
          </table:table-cell>
          <table:table-cell table:style-name="ce10" office:value-type="string" calcext:value-type="string">
            <text:p><text:span text:style-name="T21">Weng2007, Weng2007a, Weng2009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9 classical plays</text:p>
          </table:table-cell>
          <table:table-cell table:style-name="ce10" office:value-type="string" calcext:value-type="string">
            <text:p>Voloshinov200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--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election of movies and TV series</text:p>
          </table:table-cell>
          <table:table-cell table:style-name="ce10" office:value-type="string" calcext:value-type="string">
            <text:p><text:span text:style-name="T21">Park2009, Park2011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, story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<text:span text:style-name="T4">Friends</text:span> TV show</text:p>
          </table:table-cell>
          <table:table-cell table:style-name="ce10" office:value-type="string" calcext:value-type="string">
            <text:p>Yuan2009, Yuan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17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5 Hollywood movies</text:p>
          </table:table-cell>
          <table:table-cell table:style-name="ce10" office:value-type="string" calcext:value-type="string">
            <text:p><text:span text:style-name="T21">Zhang2009e, Liang2009a, Sang2011, Sang2012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-name matching, Scene segmentati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usten's <text:span text:style-name="T5">Pride and prejudice</text:span><text:span text:style-name="T6">, and </text:span><text:span text:style-name="T7">Emma</text:span></text:p>
          </table:table-cell>
          <table:table-cell table:style-name="ce10" office:value-type="string" calcext:value-type="string">
            <text:p>Celikyilmaz201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adversarial movies</text:p>
          </table:table-cell>
          <table:table-cell table:style-name="ce10" office:value-type="string" calcext:value-type="string">
            <text:p>Ding201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<text:span text:style-name="T21">Elson2010, Elson2010a, Elson2012</text:span></text:p>
          </table:table-cell>
          <table:table-cell table:style-name="ce15" office:value-type="string" calcext:value-type="string">
            <text:p>Y/N/N</text:p>
          </table:table-cell>
          <table:table-cell table:style-name="ce21" office:value-type="string" calcext:value-type="string">
            <text:p>N/Y/N</text:p>
          </table:table-cell>
          <table:table-cell table:style-name="ce21" office:value-type="string" calcext:value-type="string">
            <text:p>N/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delson/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20 Hollywood movies</text:p>
          </table:table-cell>
          <table:table-cell table:style-name="ce10" office:value-type="string" calcext:value-type="string">
            <text:p>Ding201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dpl.ceegs.ohio-state.edu/resources.php (dead link)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300 19th century Swedish novels</text:p>
          </table:table-cell>
          <table:table-cell table:style-name="ce10" office:value-type="string" calcext:value-type="string">
            <text:p>Kokkinakis2011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3" office:value-type="string" calcext:value-type="string">
            <text:p>Toriyama's <text:span text:style-name="T4">Dragon Ball</text:span> vol.32</text:p>
          </table:table-cell>
          <table:table-cell table:style-name="ce10" office:value-type="string" calcext:value-type="string">
            <text:p>Murakam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Method assessment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52" table:number-columns-repeated="47"/>
        </table:table-row>
        <table:table-row table:style-name="ro2">
          <table:table-cell table:style-name="ce9" office:value-type="string" calcext:value-type="string">
            <text:p><text:span text:style-name="T8">Shakespeare's </text:span><text:span text:style-name="T7">Hamlet,</text:span><text:span text:style-name="T6"> </text:span><text:span text:style-name="T7">Macbeth,</text:span><text:span text:style-name="T6"> and </text:span><text:span text:style-name="T7">King Lear</text:span></text:p>
          </table:table-cell>
          <table:table-cell table:style-name="ce10" office:value-type="string" calcext:value-type="string">
            <text:p>Moretti201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36</text:p>
          </table:table-cell>
          <table:table-cell office:value-type="string" calcext:value-type="string">
            <text:p>58--72</text:p>
          </table:table-cell>
          <table:table-cell office:value-type="string" calcext:value-type="string">
            <text:p>Discussion about the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ollection of Greek Tragedies</text:p>
          </table:table-cell>
          <table:table-cell table:style-name="ce10" office:value-type="string" calcext:value-type="string">
            <text:p>Rydberg201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jdhcs.uchicago.edu/ (dead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2 Hollywood movies</text:p>
          </table:table-cell>
          <table:table-cell table:style-name="ce10" office:value-type="string" calcext:value-type="string">
            <text:p>Tsai201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ene segm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arroll's <text:span text:style-name="T5">Alice in Wonderland</text:span></text:p>
          </table:table-cell>
          <table:table-cell table:style-name="ce10" office:value-type="string" calcext:value-type="string">
            <text:p><text:span text:style-name="T21">Agarwal2012, Agarwal2013, Agarwal2013a, Agarwal2014a</text:span>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www.cs.columbia.edu/~apoorv/SIN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41 19th century novels</text:p>
          </table:table-cell>
          <table:table-cell table:style-name="ce10" office:value-type="string" calcext:value-type="string">
            <text:p>Elsner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Interpolat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Hutchinson201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<text:span text:style-name="T8">The </text:span><text:span text:style-name="T7">Old Testament</text:span></text:p>
          </table:table-cell>
          <table:table-cell table:style-name="ce10" office:value-type="string" calcext:value-type="string">
            <text:p>Lee2012f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European tales</text:p>
          </table:table-cell>
          <table:table-cell table:style-name="ce72" office:value-type="string" calcext:value-type="string">
            <text:p>MacCarron2012, MacCarron2013, MacCarron2013b, MacCarron2013a, MacCarron2014a, Kenna2016, Kenna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2--1,546</text:p>
          </table:table-cell>
          <table:table-cell office:value-type="string" calcext:value-type="string">
            <text:p>165--4,26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maccarron/da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election of 19-20th century Swedish novels</text:p>
          </table:table-cell>
          <table:table-cell table:style-name="ce10" office:value-type="string" calcext:value-type="string">
            <text:p><text:span text:style-name="T21">Oelke2012, Oelke2013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 canonical European novels</text:p>
          </table:table-cell>
          <table:table-cell table:style-name="ce10" office:value-type="string" calcext:value-type="string">
            <text:p><text:span text:style-name="T21">Sack2012, Sack2013, Sack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oto-narrative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Frankel's </text:span><text:span text:style-name="T7">The Devil wears Prada</text:span></text:p>
          </table:table-cell>
          <table:table-cell table:style-name="ce10" office:value-type="string" calcext:value-type="string">
            <text:p><text:span text:style-name="T21">Yeh2012, Yeh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ace clustering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Manzoni's </text:span><text:span text:style-name="T7">I promessi sposi</text:span></text:p>
          </table:table-cell>
          <table:table-cell table:style-name="ce10" office:value-type="string" calcext:value-type="string">
            <text:p>Bolioli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8">Rowling's </text:span><text:span text:style-name="T7">Harry Potter</text:span><text:span text:style-name="T6"> novels</text:span></text:p>
          </table:table-cell>
          <table:table-cell table:style-name="ce10" office:value-type="string" calcext:value-type="string">
            <text:p>Bossaert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peer support among adolescen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classic European novels</text:p>
          </table:table-cell>
          <table:table-cell table:style-name="ce10" office:value-type="string" calcext:value-type="string">
            <text:p><text:span text:style-name="T21">He2011b, He2013a, Makazhanov2014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Hollywood movie scripts</text:p>
          </table:table-cell>
          <table:table-cell table:style-name="ce10" office:value-type="string" calcext:value-type="string">
            <text:p>Jung2013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style-name="ce39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Homer's <text:span text:style-name="T5">Odyssey</text:span></text:p>
          </table:table-cell>
          <table:table-cell table:style-name="ce10" office:value-type="string" calcext:value-type="string">
            <text:p>Miranda2013, Miranda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1,747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plays</text:p>
          </table:table-cell>
          <table:table-cell table:style-name="ce10" office:value-type="string" calcext:value-type="string">
            <text:p><text:span text:style-name="T21">Nalisnick2013, Nalisnick2013a</text:span>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20 novels</text:p>
          </table:table-cell>
          <table:table-cell table:style-name="ce10" office:value-type="string" calcext:value-type="string">
            <text:p><text:span text:style-name="T21">Park2013, Park2013a, Seo2013, Seo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Rowling's <text:span text:style-name="T5">Harry Potter and the Philosopher's Stone</text:span></text:p>
          </table:table-cell>
          <table:table-cell table:style-name="ce10" office:value-type="string" calcext:value-type="string">
            <text:p>Sparavigna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3 story books</text:p>
          </table:table-cell>
          <table:table-cell table:style-name="ce10" office:value-type="string" calcext:value-type="string">
            <text:p>Sudhahar2013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73 theater and 580 movie scripts</text:p>
          </table:table-cell>
          <table:table-cell table:style-name="ce10" office:value-type="string" calcext:value-type="string">
            <text:p>Suen2013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2 Hollywood movies</text:p>
          </table:table-cell>
          <table:table-cell table:style-name="ce10" office:value-type="string" calcext:value-type="string">
            <text:p>Tsai201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74 movie scripts</text:p>
          </table:table-cell>
          <table:table-cell table:style-name="ce10" office:value-type="string" calcext:value-type="string">
            <text:p>Agarwal2014b, Agarwal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eformance evalu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238 novels</text:p>
          </table:table-cell>
          <table:table-cell table:style-name="ce10" office:value-type="string" calcext:value-type="string">
            <text:p><text:span text:style-name="T21">Ardanuy2014, Ardanuy2015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coli.uni-saarland.de/~csporled/SocialNetworksInNovels.htm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250,000 novels, myths and fary tales</text:p>
          </table:table-cell>
          <table:table-cell table:style-name="ce10" office:value-type="string" calcext:value-type="string">
            <text:p>Bodrova2014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,800 19th century British and American novels</text:p>
          </table:table-cell>
          <table:table-cell table:style-name="ce10" office:value-type="string" calcext:value-type="string">
            <text:p>Condello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orpus of tales and myths</text:p>
          </table:table-cell>
          <table:table-cell table:style-name="ce10" office:value-type="string" calcext:value-type="string">
            <text:p>MacCarron2014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6--1,546</text:p>
          </table:table-cell>
          <table:table-cell office:value-type="string" calcext:value-type="string">
            <text:p>81--4,267</text:p>
          </table:table-cell>
          <table:table-cell office:value-type="string" calcext:value-type="string">
            <text:p>Level of historicity, Catego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Das Nibelungenlied</text:span>, and Shakespeare's <text:span text:style-name="T4">Hamlet</text:span></text:p>
          </table:table-cell>
          <table:table-cell table:style-name="ce10" office:value-type="string" calcext:value-type="string">
            <text:p>Marazzato2014, Sparavigna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Rousseau's <text:span text:style-name="T5">Les confessions</text:span></text:p>
          </table:table-cell>
          <table:table-cell table:style-name="ce10" office:value-type="string" calcext:value-type="string">
            <text:p><text:span text:style-name="T21">Rochat2014a, Rochat2014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float" office:value="574" calcext:value-type="float">
            <text:p>574</text:p>
          </table:table-cell>
          <table:table-cell office:value-type="float" office:value="2.675" calcext:value-type="float">
            <text:p>2,675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rochat/phd_thesi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Hamlet</text:span> and <text:span text:style-name="T4">Othello</text:span></text:p>
          </table:table-cell>
          <table:table-cell table:style-name="ce10" office:value-type="string" calcext:value-type="string">
            <text:p>Sparavigna2014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staff.polito.it/amelia.sparavigna/Shakespeare (broken link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Star Trek</text:span><text:span text:style-name="T6"> and </text:span><text:span text:style-name="T7">Star Gate</text:span><text:span text:style-name="T6"> movies and TV series scripts</text:span></text:p>
          </table:table-cell>
          <table:table-cell table:style-name="ce10" office:value-type="string" calcext:value-type="string">
            <text:p>Tan2014a, Tan2017, Tan2018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630--1,881</text:p>
          </table:table-cell>
          <table:table-cell office:value-type="string" calcext:value-type="string">
            <text:p>7,738--8,357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Knowles' <text:span text:style-name="T5">The Legends of King Arthur and his Knights</text:span></text:p>
          </table:table-cell>
          <table:table-cell table:style-name="ce10" office:value-type="string" calcext:value-type="string">
            <text:p>Trovati2014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1,238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Rowling's <text:span text:style-name="T4">Harry Potter</text:span> series</text:p>
          </table:table-cell>
          <table:table-cell table:style-name="ce10" office:value-type="string" calcext:value-type="string">
            <text:p>Zhang2014q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20 novels</text:p>
          </table:table-cell>
          <table:table-cell table:style-name="ce10" office:value-type="string" calcext:value-type="string">
            <text:p>Amancio2015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3--175</text:p>
          </table:table-cell>
          <table:table-cell office:value-type="string" calcext:value-type="string">
            <text:p>58--3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,276 movie scripts</text:p>
          </table:table-cell>
          <table:table-cell table:style-name="ce10" office:value-type="string" calcext:value-type="string">
            <text:p>Gorinski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cript summar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Dream reports</text:p>
          </table:table-cell>
          <table:table-cell table:style-name="ce10" office:value-type="string" calcext:value-type="string">
            <text:p>Han2015b, Schweickert2019, Schweickert2020, Schredl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theories, 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,682 16--20th century German novels</text:p>
          </table:table-cell>
          <table:table-cell table:style-name="ce10" office:value-type="string" calcext:value-type="string">
            <text:p>Hettinger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0 19th century British novels</text:p>
          </table:table-cell>
          <table:table-cell table:style-name="ce10" office:value-type="string" calcext:value-type="string">
            <text:p>Jayannava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0 17--18th century French plays</text:p>
          </table:table-cell>
          <table:table-cell table:style-name="ce10" office:value-type="string" calcext:value-type="string">
            <text:p>Karsdorp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aracter ranking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17 movie scripts</text:p>
          </table:table-cell>
          <table:table-cell table:style-name="ce10" office:value-type="string" calcext:value-type="string">
            <text:p>Krishnan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er formality level of interactio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nodhkris/signed-socia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58 German novels</text:p>
          </table:table-cell>
          <table:table-cell table:style-name="ce10" office:value-type="string" calcext:value-type="string">
            <text:p>Krug2015, Jannidis2016, Krug2020</text:p>
          </table:table-cell>
          <table:table-cell table:style-name="ce15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Kydros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1,56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Embirikos' <text:span text:style-name="T5">The Great Eastern</text:span></text:p>
          </table:table-cell>
          <table:table-cell table:style-name="ce10" office:value-type="string" calcext:value-type="string">
            <text:p>Kydros2015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1,76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6 Hollywood movies</text:p>
          </table:table-cell>
          <table:table-cell table:style-name="ce10" office:value-type="string" calcext:value-type="string">
            <text:p>Li2015w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Julius Caesar</text:span></text:p>
          </table:table-cell>
          <table:table-cell table:style-name="ce10" office:value-type="string" calcext:value-type="string">
            <text:p>Lotker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5--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83 <text:span text:style-name="T5">Friends</text:span><text:span text:style-name="T6"> episodes</text:span></text:p>
          </table:table-cell>
          <table:table-cell table:style-name="ce10" office:value-type="string" calcext:value-type="string">
            <text:p>N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The Wire<text:span text:style-name="T8"> script</text:span></text:p>
          </table:table-cell>
          <table:table-cell table:style-name="ce10" office:value-type="string" calcext:value-type="string">
            <text:p>Pope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Zola's <text:span text:style-name="T5">Les Rougon-Macquart</text:span></text:p>
          </table:table-cell>
          <table:table-cell table:style-name="ce10" office:value-type="string" calcext:value-type="string">
            <text:p>Rochat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6--88</text:p>
          </table:table-cell>
          <table:table-cell office:value-type="string" calcext:value-type="string">
            <text:p>68--1,18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0" office:value-type="string" calcext:value-type="string">
            <text:p>Egil's Saga</text:p>
          </table:table-cell>
          <table:table-cell table:style-name="ce10" office:value-type="string" calcext:value-type="string">
            <text:p>Tangherlini2015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N/Y</text:p>
          </table:table-cell>
          <table:table-cell table:style-name="ce26" office:value-type="string" calcext:value-type="string">
            <text:p>N/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U/D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16--320</text:p>
          </table:table-cell>
          <table:table-cell office:value-type="string" calcext:value-type="string">
            <text:p>316--431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://www.purl.org/egilsaganetworks/examples (broken)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First 6 <text:span text:style-name="T5">Star Wars</text:span><text:span text:style-name="T6"> movies</text:span></text:p>
          </table:table-cell>
          <table:table-cell table:style-name="ce10" office:value-type="string" calcext:value-type="string">
            <text:p>Tr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dieutq/movie-anno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orpus of Hollywood movies</text:p>
          </table:table-cell>
          <table:table-cell table:style-name="ce10" office:value-type="string" calcext:value-type="string">
            <text:p><text:span text:style-name="T22">Tran2015a, </text:span><text:span text:style-name="T23">Tran2017a,</text:span><text:span text:style-name="T24"> Do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Large corpora of European plays</text:p>
          </table:table-cell>
          <table:table-cell table:style-name="ce10" office:value-type="string" calcext:value-type="string">
            <text:p>Fischer2015a, Trilcke2016, Fischer2016, Fischer2017, Fischer2017a, Fisch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ehkost/dramavis ; https://github.com/dramacode/theatre-classique ; https://github.com/dramacode/Drama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46 fantasy novels, and Hugo's <text:span text:style-name="T5">Les misérables</text:span></text:p>
          </table:table-cell>
          <table:table-cell table:style-name="ce10" office:value-type="string" calcext:value-type="string">
            <text:p>Waumans2015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doi.org/10.6084/m9.figshare.1373869.v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Martin's <text:span text:style-name="T5">A Storm of Swords</text:span></text:p>
          </table:table-cell>
          <table:table-cell table:style-name="ce10" office:value-type="string" calcext:value-type="string">
            <text:p>Beveridge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 ; https://github.com/melaniewalsh/sample-social-network-datasets/tree/master/sample-datasets/game-of-thron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 modern novels</text:p>
          </table:table-cell>
          <table:table-cell table:style-name="ce10" office:value-type="string" calcext:value-type="string">
            <text:p>Bonat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27--62</text:p>
          </table:table-cell>
          <table:table-cell office:value-type="string" calcext:value-type="string">
            <text:p>123--575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moviegalaxie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3 TV series</text:p>
          </table:table-cell>
          <table:table-cell table:style-name="ce10" office:value-type="string" calcext:value-type="string">
            <text:p><text:span text:style-name="T25">Bost2016,</text:span><text:span text:style-name="T24"> Bost2016b, Bost2016c, Bost2018a</text:span></text:p>
          </table:table-cell>
          <table:table-cell table:style-name="ce15" office:value-type="string" calcext:value-type="string">
            <text:p>N/Y</text:p>
          </table:table-cell>
          <table:table-cell table:style-name="ce21" office:value-type="string" calcext:value-type="string">
            <text:p>Y/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Smooth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deo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doi.org/10.6084/m9.figshare.2199646 ; https://doi.org/10.6084/m9.figshare.347183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Zhi Ning's <text:span text:style-name="T4">Journey to the West Prequel</text:span></text:p>
          </table:table-cell>
          <table:table-cell table:style-name="ce10" office:value-type="string" calcext:value-type="string">
            <text:p>Chen2016k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arentino's <text:span text:style-name="T5">Pulp Fiction</text:span></text:p>
          </table:table-cell>
          <table:table-cell table:style-name="ce10" office:value-type="string" calcext:value-type="string">
            <text:p>Cipresso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2" office:value-type="string" calcext:value-type="string">
            <text:p>Edgeworth's <text:span text:style-name="T5">The Absentee</text:span></text:p>
          </table:table-cell>
          <table:table-cell table:style-name="ce10" office:value-type="string" calcext:value-type="string">
            <text:p>Falk2016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47"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9th century British novels</text:p>
          </table:table-cell>
          <table:table-cell table:style-name="ce10" office:value-type="string" calcext:value-type="string">
            <text:p>Grayson2016, Grayson2016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novels</text:p>
          </table:table-cell>
          <table:table-cell table:style-name="ce10" office:value-type="string" calcext:value-type="string">
            <text:p>John2016, John2017, Joh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ita-us/ViTA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hinese Buddhist Canon</text:p>
          </table:table-cell>
          <table:table-cell table:style-name="ce10" office:value-type="string" calcext:value-type="string">
            <text:p>Lee2016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10 Hollywood movies</text:p>
          </table:table-cell>
          <table:table-cell table:style-name="ce10" office:value-type="string" calcext:value-type="string">
            <text:p><text:span text:style-name="T22">Lee2016e, </text:span><text:span text:style-name="T23">Lee2018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4">Julius Caesar</text:span>, <text:span text:style-name="T4">Hamlet</text:span>, and <text:span text:style-name="T4">Othello</text:span></text:p>
          </table:table-cell>
          <table:table-cell table:style-name="ce10" office:value-type="string" calcext:value-type="string">
            <text:p>Lotker2016, 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udy of time flow in dynamic net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501 movie scripts</text:p>
          </table:table-cell>
          <table:table-cell table:style-name="ce10" office:value-type="string" calcext:value-type="string">
            <text:p>Makri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he <text:span text:style-name="T4">Pentateuch</text:span></text:p>
          </table:table-cell>
          <table:table-cell table:style-name="ce10" office:value-type="string" calcext:value-type="string">
            <text:p>Massey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92--433</text:p>
          </table:table-cell>
          <table:table-cell office:value-type="string" calcext:value-type="string">
            <text:p>200--93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Hugo's <text:span text:style-name="T5">Les misérables</text:span></text:p>
          </table:table-cell>
          <table:table-cell table:style-name="ce10" office:value-type="string" calcext:value-type="string">
            <text:p><text:span text:style-name="T21">Min2016, Min2016a, Min2016c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Cumulativ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tory segm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journals.plos.org/plosone/article?id=10.1371/journal.pone.0226025 (Supplementary Material)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La chanson de Roland</text:span><text:span text:style-name="T6">, and Carroll's </text:span><text:span text:style-name="T7">Alice in Wonderland</text:span></text:p>
          </table:table-cell>
          <table:table-cell table:style-name="ce10" office:value-type="string" calcext:value-type="string">
            <text:p>Prado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olkien's <text:span text:style-name="T5">Middle-Earth</text:span><text:span text:style-name="T6"> novels</text:span></text:p>
          </table:table-cell>
          <table:table-cell table:style-name="ce10" office:value-type="string" calcext:value-type="string">
            <text:p>Ribeiro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19,462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ll of Shakespeare's plays</text:p>
          </table:table-cell>
          <table:table-cell table:style-name="ce10" office:value-type="string" calcext:value-type="string">
            <text:p>Rieck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seudomanifold/Shakespear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MU Movie Summary corpus</text:p>
          </table:table-cell>
          <table:table-cell table:style-name="ce10" office:value-type="string" calcext:value-type="string">
            <text:p>Srivastava2016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Homer's <text:span text:style-name="T5">Iliad</text:span></text:p>
          </table:table-cell>
          <table:table-cell table:style-name="ce10" office:value-type="string" calcext:value-type="string">
            <text:p>Venturini2016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First 4 books of Martin's <text:span text:style-name="T4">A Song of Ice and Fire</text:span></text:p>
          </table:table-cell>
          <table:table-cell table:style-name="ce10" office:value-type="string" calcext:value-type="string">
            <text:p>Wohlgenannt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Molière's <text:span text:style-name="T5">L'école des femmes</text:span></text:p>
          </table:table-cell>
          <table:table-cell table:style-name="ce10" office:value-type="string" calcext:value-type="string">
            <text:p>Xanthos2016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ladesimaginaires/intnetviz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Ossian<text:span text:style-name="T8"> corpus of Scottish epic poems</text:span></text:p>
          </table:table-cell>
          <table:table-cell table:style-name="ce10" office:value-type="string" calcext:value-type="string">
            <text:p>Yose2016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25" calcext:value-type="float">
            <text:p>32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osej/yosej.github.io/tree/master/Ossian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,568 English-language plays from 1550--1900</text:p>
          </table:table-cell>
          <table:table-cell table:style-name="ce10" office:value-type="string" calcext:value-type="string">
            <text:p>Algee-Hewitt2017, Piper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817 movie scripts</text:p>
          </table:table-cell>
          <table:table-cell table:style-name="ce10" office:value-type="string" calcext:value-type="string">
            <text:p>Chen2017v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y generative mod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he 4 gospels of the <text:span text:style-name="T5">New Testament </text:span></text:p>
          </table:table-cell>
          <table:table-cell table:style-name="ce10" office:value-type="string" calcext:value-type="string">
            <text:p>Grandjean2015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taël's <text:span text:style-name="T4">Corinne ou l'Italie</text:span></text:p>
          </table:table-cell>
          <table:table-cell table:style-name="ce10" office:value-type="string" calcext:value-type="string">
            <text:p>Edmondso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British Victorian novels</text:p>
          </table:table-cell>
          <table:table-cell table:style-name="ce10" office:value-type="string" calcext:value-type="string">
            <text:p>Grener2017, Luczak-Roesc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vuw-sim-stia/computational-literary-science ; https://doi.org/10.5281/zenodo.259499 ; https://github.com/vuw-sim-stia/lit-cascades ; https://doi.org/10.5281/zenodo.54585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9 fictionary, legendary and biographical books</text:p>
          </table:table-cell>
          <table:table-cell table:style-name="ce10" office:value-type="string" calcext:value-type="string">
            <text:p>Holanda2017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1--127</text:p>
          </table:table-cell>
          <table:table-cell office:value-type="string" calcext:value-type="string">
            <text:p>31--406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ajholanda.github.io/charnet/ ; https://github.com/ajholanda/charnet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6" office:value-type="string" calcext:value-type="string">
            <text:p>Game of Thrones TV series (Seasons 1--7)</text:p>
          </table:table-cell>
          <table:table-cell table:style-name="ce10" office:value-type="string" calcext:value-type="string">
            <text:p>Janosov2017, Janosov2017a, Janosov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vent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<text:span text:style-name="T5">Hamlet</text:span></text:p>
          </table:table-cell>
          <table:table-cell table:style-name="ce10" office:value-type="string" calcext:value-type="string">
            <text:p>Kwon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All of Shakespeare's plays</text:p>
          </table:table-cell>
          <table:table-cell table:style-name="ce10" office:value-type="string" calcext:value-type="string">
            <text:p>Lee2017d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9" office:value-type="string" calcext:value-type="string">
            <text:p><text:span text:style-name="T9">Game of Thrones</text:span><text:span text:style-name="T10"> TV series (Seasons 1--6)</text:span></text:p>
          </table:table-cell>
          <table:table-cell table:style-name="ce10" office:value-type="string" calcext:value-type="string">
            <text:p>Liu2017d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hakespeare's <text:span text:style-name="T5">Romeo and Juliet</text:span></text:p>
          </table:table-cell>
          <table:table-cell table:style-name="ce10" office:value-type="string" calcext:value-type="string">
            <text:p>Masias2017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ertheriaden</text:span> corpus</text:p>
          </table:table-cell>
          <table:table-cell table:style-name="ce10" office:value-type="string" calcext:value-type="string">
            <text:p>Murr2017, Barth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, 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Corpus of science-fiction works</text:p>
          </table:table-cell>
          <table:table-cell table:style-name="ce10" office:value-type="string" calcext:value-type="string">
            <text:p>Rochat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8--1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Comics, Text, Video</text:p>
          </table:table-cell>
          <table:table-cell office:value-type="string" calcext:value-type="string">
            <text:p>https://github.com/yrochat/Belfort ; <text:a xlink:href="https://github.com/mtriclot/Belfort" xlink:type="simple">https://github.com/mtriclot/Belfort</text:a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Leo Tolstoy's <text:span text:style-name="T4">War and Peace</text:span></text:p>
          </table:table-cell>
          <table:table-cell table:style-name="ce10" office:value-type="string" calcext:value-type="string">
            <text:p>Skorinkin2017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DanilSko/tolstoy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7 Hollywood movies</text:p>
          </table:table-cell>
          <table:table-cell table:style-name="ce10" office:value-type="string" calcext:value-type="string">
            <text:p><text:span text:style-name="T21">Tran2017b, Tran2017d</text:span>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Bazzan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frien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cripts of <text:span text:style-name="T4">Game of Thrones</text:span> seasons 1, 3 &amp; 5</text:p>
          </table:table-cell>
          <table:table-cell table:style-name="ce10" office:value-type="string" calcext:value-type="string">
            <text:p>Beveridge2018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networkofthrones.wordpress.com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 &amp;  Gao's <text:span text:style-name="T4">The Story of the Stone</text:span></text:p>
          </table:table-cell>
          <table:table-cell table:style-name="ce10" office:value-type="string" calcext:value-type="string">
            <text:p>Bi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56 movie scripts &amp; 1 comic</text:p>
          </table:table-cell>
          <table:table-cell table:style-name="ce10" office:value-type="string" calcext:value-type="string">
            <text:p>Chao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ynamic pattern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Summaries of 577 original movies and remakes</text:p>
          </table:table-cell>
          <table:table-cell table:style-name="ce10" office:value-type="string" calcext:value-type="string">
            <text:p>Chaturvedi2018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The Book of Ruth</text:p>
          </table:table-cell>
          <table:table-cell table:style-name="ce10" office:value-type="string" calcext:value-type="string">
            <text:p>Dekker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Identify main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Transcripts of the first 2 seasons of <text:span text:style-name="T5">Friends</text:span></text:p>
          </table:table-cell>
          <table:table-cell table:style-name="ce10" office:value-type="string" calcext:value-type="string">
            <text:p>Deleris2018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emorynlp/character-mining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5">Friends</text:span><text:span text:style-name="T6"> TV series</text:span></text:p>
          </table:table-cell>
          <table:table-cell table:style-name="ce10" office:value-type="string" calcext:value-type="string">
            <text:p>Edwards2018, Edwards2019</text:p>
          </table:table-cell>
          <table:table-cell table:style-name="ce15" office:value-type="string" calcext:value-type="string">
            <text:p>N/Y</text:p>
          </table:table-cell>
          <table:table-cell table:number-columns-repeated="2" table:style-name="ce21" office:value-type="string" calcext:value-type="string">
            <text:p>N/Y</text:p>
          </table:table-cell>
          <table:table-cell table:style-name="ce20" office:value-type="string" calcext:value-type="string">
            <text:p>N</text:p>
          </table:table-cell>
          <table:table-cell table:style-name="ce26" office:value-type="string" calcext:value-type="string">
            <text:p>N/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ison of extraction methods, Descriptive analysis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https://figshare.com/projects/Friends_co-occurrence_networks/57479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37 Shakespeare plays</text:p>
          </table:table-cell>
          <table:table-cell table:style-name="ce10" office:value-type="string" calcext:value-type="string">
            <text:p>Evalyn2018, Shukla2018, Shukla2018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://text.csce.uark.edu:8080/SocialNetworkOfShakespearePlay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Big Bang Theory</text:span> scripts</text:p>
          </table:table-cell>
          <table:table-cell table:style-name="ce10" office:value-type="string" calcext:value-type="string">
            <text:p>FronzettiColladon2019, FronzettiCollado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Hugo's <text:span text:style-name="T4">Les misérables</text:span></text:p>
          </table:table-cell>
          <table:table-cell table:style-name="ce10" office:value-type="string" calcext:value-type="string">
            <text:p>Ginsburg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iterary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ADStudioNU/lesmiserables-character-network ; https://lesmiserables.mla.hcommons.org/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8 Hollywood movies</text:p>
          </table:table-cell>
          <table:table-cell table:style-name="ce10" office:value-type="string" calcext:value-type="string">
            <text:p>He2018i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--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Wonder Woman</text:span>, <text:span text:style-name="T4">Thor</text:span>, and <text:span text:style-name="T4">Hunger Games</text:span><text:span text:style-name="T11"> scripts</text:span></text:p>
          </table:table-cell>
          <table:table-cell table:style-name="ce10" office:value-type="string" calcext:value-type="string">
            <text:p>Jones2018a, Jones2020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5 classic plays</text:p>
          </table:table-cell>
          <table:table-cell table:style-name="ce10" office:value-type="string" calcext:value-type="string">
            <text:p>Li2018h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mellydog521/classicPlayParsing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7 Hollywood movies and their scripts</text:p>
          </table:table-cell>
          <table:table-cell table:style-name="ce10" office:value-type="string" calcext:value-type="string">
            <text:p>Mourchid2018, Mourchid2019a, Lafhel2020, Lafhel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87--269</text:p>
          </table:table-cell>
          <table:table-cell office:value-type="string" calcext:value-type="string">
            <text:p>1391--2586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http://github.com/renoust/multilayermov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Tagore's <text:span text:style-name="T5">Raktakarabi</text:span><text:span text:style-name="T6"> and </text:span><text:span text:style-name="T7">Muktodhara</text:span></text:p>
          </table:table-cell>
          <table:table-cell table:style-name="ce10" office:value-type="string" calcext:value-type="string">
            <text:p>Muhuri2018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4 popular mangas</text:p>
          </table:table-cell>
          <table:table-cell table:style-name="ce64" office:value-type="string" calcext:value-type="string">
            <text:p>Murakami2018, Murakami2020</text:p>
          </table:table-cell>
          <table:table-cell table:style-name="ce70" office:value-type="string" calcext:value-type="string">
            <text:p>Y</text:p>
          </table:table-cell>
          <table:table-cell table:number-columns-repeated="2" table:style-name="ce77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70" office:value-type="string" calcext:value-type="string">
            <text:p>W</text:p>
          </table:table-cell>
          <table:table-cell table:style-name="ce81" office:value-type="string" calcext:value-type="string">
            <text:p>D</text:p>
          </table:table-cell>
          <table:table-cell table:style-name="ce77" office:value-type="string" calcext:value-type="string">
            <text:p>U</text:p>
          </table:table-cell>
          <table:table-cell table:style-name="ce92" office:value-type="string" calcext:value-type="string">
            <text:p>Static</text:p>
          </table:table-cell>
          <table:table-cell table:style-name="ce99" office:value-type="string" calcext:value-type="string">
            <text:p>N/A</text:p>
          </table:table-cell>
          <table:table-cell table:style-name="ce104" office:value-type="string" calcext:value-type="string">
            <text:p>N/A</text:p>
          </table:table-cell>
          <table:table-cell table:style-name="ce109" office:value-type="string" calcext:value-type="string">
            <text:p>Method assessment</text:p>
          </table:table-cell>
          <table:table-cell table:style-name="ce109" office:value-type="string" calcext:value-type="string">
            <text:p>Comic</text:p>
          </table:table-cell>
          <table:table-cell table:style-name="ce109"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style-name="ce115" table:number-columns-repeated="47"/>
        </table:table-row>
        <table:table-row table:style-name="ro2">
          <table:table-cell table:style-name="ce3" office:value-type="string" calcext:value-type="string">
            <text:p>1 TV show and 3 movies</text:p>
          </table:table-cell>
          <table:table-cell table:style-name="ce10" office:value-type="string" calcext:value-type="string">
            <text:p>Lv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3 Slovene fables</text:p>
          </table:table-cell>
          <table:table-cell table:style-name="ce10" office:value-type="string" calcext:value-type="string">
            <text:p>Markovic2018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4" office:value-type="string" calcext:value-type="string">
            <text:p><text:span text:style-name="T8">Medieval Irish text </text:span><text:span text:style-name="T7">Cogadh Gaedhel re Gallaibh</text:span></text:p>
          </table:table-cell>
          <table:table-cell table:style-name="ce10" office:value-type="string" calcext:value-type="string">
            <text:p>Yose2017, Yose2017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,190</text:p>
          </table:table-cell>
          <table:table-cell office:value-type="string" calcext:value-type="string">
            <text:p>Level of historic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1 movies</text:p>
          </table:table-cell>
          <table:table-cell table:style-name="ce10" office:value-type="string" calcext:value-type="string">
            <text:p>Vicol2018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://moviegraphs.cs.toronto.edu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plays</text:p>
          </table:table-cell>
          <table:table-cell table:style-name="ce10" office:value-type="string" calcext:value-type="string">
            <text:p>Zawislak2018, Zawislak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--21</text:p>
          </table:table-cell>
          <table:table-cell office:value-type="string" calcext:value-type="string">
            <text:p>3--14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Chinese and 1 American TV series</text:p>
          </table:table-cell>
          <table:table-cell table:style-name="ce10" office:value-type="string" calcext:value-type="string">
            <text:p>Zhang2018ah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5 Victorian and Modernist novels</text:p>
          </table:table-cell>
          <table:table-cell table:style-name="ce10" office:value-type="string" calcext:value-type="string">
            <text:p>Alexand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47--391</text:p>
          </table:table-cell>
          <table:table-cell office:value-type="string" calcext:value-type="string">
            <text:p>64--652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dropbox.com/s/mhboutvonmqfulc/Alexander-%20Data.xlsx?dl=0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6 Jane Austen novels</text:p>
          </table:table-cell>
          <table:table-cell table:style-name="ce10" office:value-type="string" calcext:value-type="string">
            <text:p>Bipasha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Cao's <text:span text:style-name="T4">Dream of the Red Chamber</text:span></text:p>
          </table:table-cell>
          <table:table-cell table:style-name="ce10" office:value-type="string" calcext:value-type="string">
            <text:p>Chen2019q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 novels and their movie adaptations</text:p>
          </table:table-cell>
          <table:table-cell table:style-name="ce10" office:value-type="string" calcext:value-type="string">
            <text:p>Chowdhury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7—4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20 classic and 20 modern novels</text:p>
          </table:table-cell>
          <table:table-cell table:style-name="ce10" office:value-type="string" calcext:value-type="string">
            <text:p>Dekker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Niels-Dekker/Out-with-the-Old-and-in-with-the-Novel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Everto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930 Polish 19th and 20th century novels</text:p>
          </table:table-cell>
          <table:table-cell table:style-name="ce10" office:value-type="string" calcext:value-type="string">
            <text:p>Kubis2019, Kubis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2 Hollywood movies</text:p>
          </table:table-cell>
          <table:table-cell table:style-name="ce10" office:value-type="string" calcext:value-type="string">
            <text:p>Lee2019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Video, 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42 movies</text:p>
          </table:table-cell>
          <table:table-cell table:style-name="ce10" office:value-type="string" calcext:value-type="string">
            <text:p>Lee2019b, Lee2019d, Lee2020, Lee2020a, Lee2020c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line identification, story segmentation, Character description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The Lord of the Rings</text:span> scripts and <text:span text:style-name="T4">Harry Potter</text:span> novels</text:p>
          </table:table-cell>
          <table:table-cell table:style-name="ce10" office:value-type="string" calcext:value-type="string">
            <text:p>Li2019o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65--932</text:p>
          </table:table-cell>
          <table:table-cell office:value-type="string" calcext:value-type="string">
            <text:p>193--5,678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The <text:span text:style-name="T4">Gospels</text:span> and <text:span text:style-name="T4">Acts of the Apostles</text:span></text:p>
          </table:table-cell>
          <table:table-cell table:style-name="ce10" office:value-type="string" calcext:value-type="string">
            <text:p>Massey2019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www.frontiersin.org/articles/10.3389/fgene.2019.00240/full </text:p>
          </table:table-cell>
          <table:table-cell table:number-columns-repeated="48"/>
        </table:table-row>
        <table:table-row table:style-name="ro2">
          <table:table-cell table:style-name="ce3" office:value-type="string" calcext:value-type="string">
            <text:p>1 Chinese TV series episode and 1 Hollywood movie</text:p>
          </table:table-cell>
          <table:table-cell table:style-name="ce10" office:value-type="string" calcext:value-type="string">
            <text:p>Pan2019b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, Detect communities of charac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4 Swedish and Finnish 19th century plays</text:p>
          </table:table-cell>
          <table:table-cell table:style-name="ce10" office:value-type="string" calcext:value-type="string">
            <text:p>Pikkanen2019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152 &amp; 170 Dutch novels from the 1960s and 2010s</text:p>
          </table:table-cell>
          <table:table-cell table:style-name="ce10" office:value-type="string" calcext:value-type="string">
            <text:p>Smeets2019, Volker2020, Smeets2021, Smeets2021a, Smeets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literary theories, Level of realis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elsmeets/character-network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3" office:value-type="string" calcext:value-type="string">
            <text:p><text:span text:style-name="T4">Game of Thrones</text:span> TV series (Seasons 1–6)</text:p>
          </table:table-cell>
          <table:table-cell table:style-name="ce10" office:value-type="string" calcext:value-type="string">
            <text:p>Stavanja2019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Link predi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melaniewalsh/sample-social-network-dataset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Rowling's <text:span text:style-name="T4">Harry Potter</text:span> novels</text:p>
          </table:table-cell>
          <table:table-cell table:style-name="ce10" office:value-type="string" calcext:value-type="string">
            <text:p>Vani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0 movies</text:p>
          </table:table-cell>
          <table:table-cell table:style-name="ce10" office:value-type="string" calcext:value-type="string">
            <text:p>Zeng2019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Quality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yijinzeng/code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5,269 novels</text:p>
          </table:table-cell>
          <table:table-cell table:style-name="ce10" office:value-type="string" calcext:value-type="string">
            <text:p>Sim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nformation propag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mbwsims/literary-information-propagation ; https://github.com/dbamman/litbank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 TV comedy series</text:p>
          </table:table-cell>
          <table:table-cell table:style-name="ce10" office:value-type="string" calcext:value-type="string">
            <text:p>Bazzan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github.com/anabazzan/sitcoms ; https://github.com/anabazzan/friends/blob/master/friends_episodes.txt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2 mythological and 1 historical texts</text:p>
          </table:table-cell>
          <table:table-cell table:style-name="ce10" office:value-type="string" calcext:value-type="string">
            <text:p>Besnier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office:value-type="string" calcext:value-type="string">
            <text:p>50--332</text:p>
          </table:table-cell>
          <table:table-cell office:value-type="string" calcext:value-type="string">
            <text:p>163--1011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4 classic Chinese novels</text:p>
          </table:table-cell>
          <table:table-cell table:style-name="ce10" office:value-type="string" calcext:value-type="string">
            <text:p>Fan2020c, Fan2021, Fan2021c, Fa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Twain's <text:span text:style-name="T4">Adventures of Huckleberry Finn</text:span></text:p>
          </table:table-cell>
          <table:table-cell table:style-name="ce10" office:value-type="string" calcext:value-type="string">
            <text:p>Feild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afeild/entiti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4">Game of Thrones</text:span> seasons 1--3</text:p>
          </table:table-cell>
          <table:table-cell table:style-name="ce10" office:value-type="string" calcext:value-type="string">
            <text:p>Garza2020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Martin's <text:span text:style-name="T4">A Song of Ice and Fire</text:span></text:p>
          </table:table-cell>
          <table:table-cell table:style-name="ce10" office:value-type="string" calcext:value-type="string">
            <text:p>GesseyJones2020, Jones2020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,8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colm-connaughton/ASOIAF-data-and_co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894 movie scripts</text:p>
          </table:table-cell>
          <table:table-cell table:style-name="ce10" office:value-type="string" calcext:value-type="string">
            <text:p>Hopp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narrative theor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osf.io/rbdws/?view_only=24b117f22708457ca91f43ea2a4a6803 (source code) ; https://github.com/EdinburghNLP/scriptbase (raw data)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Jin Yong's 15 novels</text:p>
          </table:table-cell>
          <table:table-cell table:style-name="ce10" office:value-type="string" calcext:value-type="string">
            <text:p>Jia2020a, Jia2020c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table:style-name="ce109" office:value-type="string" calcext:value-type="string">
            <text:p>Method assessment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uayi-dou/The-speaker-identification-corpus-of-Jin-Yong-novel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The Force Awakens <text:span text:style-name="T11">script</text:span></text:p>
          </table:table-cell>
          <table:table-cell table:style-name="ce10" office:value-type="string" calcext:value-type="string">
            <text:p>Jones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ole detection, Check assum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pj398/between-the-lines/ ; https://github.com/pj398/movienetData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15,540 movie subtitles</text:p>
          </table:table-cell>
          <table:table-cell table:style-name="ce10" office:value-type="string" calcext:value-type="string">
            <text:p>Kagan201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gender biase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data4goodlab/subs2network ; https://data4goodlab.github.io/#Movie-Dynamics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Heterogeneous selection of 26 novels</text:p>
          </table:table-cell>
          <table:table-cell table:style-name="ce10" office:value-type="string" calcext:value-type="string">
            <text:p>Kim2019b, Kim2020a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www.ims.uni-stuttgart.de/forschung/ressourcen/korpora/relationalemotions/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6 Hollywood movies</text:p>
          </table:table-cell>
          <table:table-cell table:style-name="ce10" office:value-type="string" calcext:value-type="string">
            <text:p>Kulshreshtha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Cumulati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ory segmentation, Role detec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Korean webtoons</text:p>
          </table:table-cell>
          <table:table-cell table:style-name="ce10" office:value-type="string" calcext:value-type="string">
            <text:p>Lee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Multimed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57" office:value-type="string" calcext:value-type="string">
            <text:p><text:span text:style-name="T11">Script of Phillips’ </text:span>Joker</text:p>
          </table:table-cell>
          <table:table-cell table:style-name="ce10" office:value-type="string" calcext:value-type="string">
            <text:p>Lee2020h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ise-en-scène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O-JounLee/CharNetBuilder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No experimental assessment</text:p>
          </table:table-cell>
          <table:table-cell table:style-name="ce10" office:value-type="string" calcext:value-type="string">
            <text:p>Lee2020j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ie summarizati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1" office:value-type="string" calcext:value-type="string">
            <text:p><text:span text:style-name="T12">Rowling’s </text:span><text:span text:style-name="T13">Harry Potter</text:span><text:span text:style-name="T14"> </text:span><text:span text:style-name="T15">series </text:span><text:span text:style-name="T16">and Alcott’s </text:span><text:span text:style-name="T13">Little Women</text:span></text:p>
          </table:table-cell>
          <table:table-cell table:style-name="ce10" office:value-type="string" calcext:value-type="string">
            <text:p>Mellace2020, Vani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IDSIA/novel2graph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73" office:value-type="string" calcext:value-type="string">
            <text:p>Collection of classical tragedies</text:p>
          </table:table-cell>
          <table:table-cell table:style-name="ce10" office:value-type="string" calcext:value-type="string">
            <text:p>Moretti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etwork gener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73" office:value-type="string" calcext:value-type="string">
            <text:p>Rebreanu's <text:span text:style-name="T4">Ion</text:span></text:p>
          </table:table-cell>
          <table:table-cell table:style-name="ce10" office:value-type="string" calcext:value-type="string">
            <text:p>Pojoga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Milton's <text:span text:style-name="T4">Paradise Lost</text:span>, Homer's <text:span text:style-name="T4">Iliad</text:span></text:p>
          </table:table-cell>
          <table:table-cell table:style-name="ce10" office:value-type="string" calcext:value-type="string">
            <text:p>Ruegg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4">Goodreads</text:span> summaries of 5 novels</text:p>
          </table:table-cell>
          <table:table-cell table:style-name="ce10" office:value-type="string" calcext:value-type="string">
            <text:p>Shahsavari2020, Shahsavari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timation from summa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Roychowdhury-group/goodread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6 contemporary US novels</text:p>
          </table:table-cell>
          <table:table-cell table:style-name="ce10" office:value-type="string" calcext:value-type="string">
            <text:p>Thomas2020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5--196</text:p>
          </table:table-cell>
          <table:table-cell office:value-type="string" calcext:value-type="string">
            <text:p>223--1930</text:p>
          </table:table-cell>
          <table:table-cell office:value-type="string" calcext:value-type="string">
            <text:p>Check literary theori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lcthomas/modeling-long-novels ; https://github.com/lcthomas/network-analysis-novels ; https://github.com/vuw-sim-stia/lit-cascades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Shakespeare's <text:span text:style-name="T4">Othello</text:span> and <text:span text:style-name="T4">Macbeth</text:span></text:p>
          </table:table-cell>
          <table:table-cell table:style-name="ce10" office:value-type="string" calcext:value-type="string">
            <text:p>Yavuz2020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7 Chinese novels</text:p>
          </table:table-cell>
          <table:table-cell table:style-name="ce10" office:value-type="string" calcext:value-type="string">
            <text:p>Zhao2020f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tect communities of character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<text:span text:style-name="T17">Dickens'</text:span><text:span text:style-name="T18"> </text:span><text:span text:style-name="T19">Bleak House</text:span><text:span text:style-name="T20">, Joyce'</text:span><text:span text:style-name="T18">s </text:span><text:span text:style-name="T19">Ulysses</text:span><text:span text:style-name="T20">, Simon'</text:span>s <text:span text:style-name="T4">The Wire</text:span></text:p>
          </table:table-cell>
          <table:table-cell table:style-name="ce10" office:value-type="string" calcext:value-type="string">
            <text:p>Alexand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, Video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Lafayette's <text:span text:style-name="T4">La Princesse de Clèves</text:span></text:p>
          </table:table-cell>
          <table:table-cell table:style-name="ce10" office:value-type="string" calcext:value-type="string">
            <text:p>Bilis2021</text:p>
          </table:table-cell>
          <table:table-cell table:style-name="ce15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solsword/dewlight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Galsworthy's <text:span text:style-name="T4">Strife</text:span> and Bhattacharya's <text:span text:style-name="T4">Nabanna</text:span></text:p>
          </table:table-cell>
          <table:table-cell table:style-name="ce10" office:value-type="string" calcext:value-type="string">
            <text:p>Chakraborty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munity dete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Bulgakov's <text:span text:style-name="T4">The Master and Margarita</text:span></text:p>
          </table:table-cell>
          <table:table-cell table:style-name="ce10" office:value-type="string" calcext:value-type="string">
            <text:p>Danilova2021, Tarasevich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144 Russian plays and Tolstoy’s <text:span text:style-name="T4">War &amp; Peace</text:span></text:p>
          </table:table-cell>
          <table:table-cell table:style-name="ce10" office:value-type="string" calcext:value-type="string">
            <text:p>Fischer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<text:span text:style-name="T26">https://github.com/dracor-org/rusdracor ; </text:span><text:span text:style-name="T26"><text:a xlink:href="https://dracor.org/rus" xlink:type="simple">https://dracor.org/rus</text:a></text:span>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6" office:value-type="string" calcext:value-type="string">
            <text:p>Lowe's <text:span text:style-name="T4">Long Time No See</text:span></text:p>
          </table:table-cell>
          <table:table-cell table:style-name="ce10" office:value-type="string" calcext:value-type="string">
            <text:p>Huang2021b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6" office:value-type="string" calcext:value-type="string">
            <text:p>969 IMSDb scripts</text:p>
          </table:table-cell>
          <table:table-cell table:style-name="ce10" office:value-type="string" calcext:value-type="string">
            <text:p>Kounelis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commendation syste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Scripts of 12 Hollywood movies</text:p>
          </table:table-cell>
          <table:table-cell table:style-name="ce72" office:value-type="string" calcext:value-type="string">
            <text:p>Lee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bplot identific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Play and movie scripts</text:p>
          </table:table-cell>
          <table:table-cell table:style-name="ce72" office:value-type="string" calcext:value-type="string">
            <text:p>Lotker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evolu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zvilo/analyzing-narratives-in-social-networks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89 popular movies</text:p>
          </table:table-cell>
          <table:table-cell table:style-name="ce72" office:value-type="string" calcext:value-type="string">
            <text:p>Malik2021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dentification of racial biases</text:p>
          </table:table-cell>
          <table:table-cell office:value-type="string" calcext:value-type="string">
            <text:p>Video, Text</text:p>
          </table:table-cell>
          <table:table-cell table:style-name="ce130" office:value-type="string" calcext:value-type="string">
            <text:p>https://osf.io/3rmtu/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0 Tagore's plays and novels</text:p>
          </table:table-cell>
          <table:table-cell table:style-name="ce72" office:value-type="string" calcext:value-type="string">
            <text:p>Mandal2021a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esentation of a too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<text:span text:style-name="T4">Measure for Measure</text:span></text:p>
          </table:table-cell>
          <table:table-cell table:style-name="ce72" office:value-type="string" calcext:value-type="string">
            <text:p>Marceniuk2021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500 fanfiction books</text:p>
          </table:table-cell>
          <table:table-cell table:style-name="ce72" office:value-type="string" calcext:value-type="string">
            <text:p>Rahul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enre predic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9" office:value-type="string" calcext:value-type="string">
            <text:p>Grimm's <text:span text:style-name="T4">Children's and Household Tales</text:span></text:p>
          </table:table-cell>
          <table:table-cell table:style-name="ce72" office:value-type="string" calcext:value-type="string">
            <text:p>Schmidt202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nnotated corpus presenta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lab.informatik.uni-wuerzburg.de/kallimachos/fairynet-latech-clfl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Lynch's <text:span text:style-name="T4">Twin Peaks</text:span></text:p>
          </table:table-cell>
          <table:table-cell table:style-name="ce72" office:value-type="string" calcext:value-type="string">
            <text:p>Siljak2021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ophocles' <text:span text:style-name="T4">Antigone</text:span></text:p>
          </table:table-cell>
          <table:table-cell table:style-name="ce72" office:value-type="string" calcext:value-type="string">
            <text:p>Yavuz2021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peech sequence modeling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ogrenenmakine/Analyses-of-Dramatic-Network-Simulations-by-Using-Markov-Chains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Luo's <text:span text:style-name="T4">Romance of the Three Kingdoms</text:span></text:p>
          </table:table-cell>
          <table:table-cell table:style-name="ce72" office:value-type="string" calcext:value-type="string">
            <text:p>Zhang2021o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GreatWizard9519/Social-network-extraction-and-analysis-of-Three-kingdoms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Shishuo Xinyu</text:span> collection of Chinese stories</text:p>
          </table:table-cell>
          <table:table-cell table:style-name="ce72" office:value-type="string" calcext:value-type="string">
            <text:p>Cen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plays</text:p>
          </table:table-cell>
          <table:table-cell table:style-name="ce72" office:value-type="string" calcext:value-type="string">
            <text:p>Coupette2022</text:p>
          </table:table-cell>
          <table:table-cell table:style-name="ce15" office:value-type="string" calcext:value-type="string">
            <text:p>Y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ttps://github.com/hyperbard/hyperbard ; https://hyperbard.net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7 ancient Greek plays</text:p>
          </table:table-cell>
          <table:table-cell table:style-name="ce72" office:value-type="string" calcext:value-type="string">
            <text:p>Gauthier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cision mak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reative fiction corpus</text:p>
          </table:table-cell>
          <table:table-cell table:style-name="ce72" office:value-type="string" calcext:value-type="string">
            <text:p>Hoque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tonmoycsedu/DramatVis-Personae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7,275 <text:span text:style-name="T4">Project Gutenberg</text:span> novels</text:p>
          </table:table-cell>
          <table:table-cell table:style-name="ce72" office:value-type="string" calcext:value-type="string">
            <text:p>Inoue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aracter embedding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naoya-i/charembench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Táin Bó Cúailnge</text:span> vs. <text:span text:style-name="T4">Táin Bó Fraích</text:span></text:p>
          </table:table-cell>
          <table:table-cell table:style-name="ce72" office:value-type="string" calcext:value-type="string">
            <text:p>Janickyj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pmaccarron/data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lassic and modern novels</text:p>
          </table:table-cell>
          <table:table-cell table:style-name="ce72" office:value-type="string" calcext:value-type="string">
            <text:p>Jayakuma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Static/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53 romance and 39 horror pulp novels in German</text:p>
          </table:table-cell>
          <table:table-cell table:style-name="ce72" office:value-type="string" calcext:value-type="string">
            <text:p>Konle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lot structure comparis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LeKonArD/character_temp_graphs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 short story and 2 novels in English and Finnish</text:p>
          </table:table-cell>
          <table:table-cell table:style-name="ce72" office:value-type="string" calcext:value-type="string">
            <text:p>Konovalova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67 Marvel movies</text:p>
          </table:table-cell>
          <table:table-cell table:style-name="ce72" office:value-type="string" calcext:value-type="string">
            <text:p>Kumar2022i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Video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Thorgal</text:span> graphic novel</text:p>
          </table:table-cell>
          <table:table-cell table:style-name="ce72" office:value-type="string" calcext:value-type="string">
            <text:p>Labatut2022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5" office:value-type="string" calcext:value-type="string">
            <text:p>U/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Comics</text:p>
          </table:table-cell>
          <table:table-cell table:style-name="ce130" office:value-type="string" calcext:value-type="string">
            <text:p>https://github.com/CompNet/NaNet ; https://doi.org/10.1142/S0219525922400033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45 movies</text:p>
          </table:table-cell>
          <table:table-cell table:style-name="ce72" office:value-type="string" calcext:value-type="string">
            <text:p>Liu2022aa, Liu2023a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Life is Strange</text:p>
          </table:table-cell>
          <table:table-cell table:style-name="ce72" office:value-type="string" calcext:value-type="string">
            <text:p>Metrailler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xtraction method</text:p>
          </table:table-cell>
          <table:table-cell office:value-type="string" calcext:value-type="string">
            <text:p>Multimedia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25 romance mangas</text:p>
          </table:table-cell>
          <table:table-cell table:style-name="ce72" office:value-type="string" calcext:value-type="string">
            <text:p>Miyagawa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86 19th century German novellas</text:p>
          </table:table-cell>
          <table:table-cell table:style-name="ce72" office:value-type="string" calcext:value-type="string">
            <text:p>Paepcke2021, Paepcke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osf.io/m3yz2/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Melville's <text:span text:style-name="T4">Moby Dick</text:span></text:p>
          </table:table-cell>
          <table:table-cell table:style-name="ce72" office:value-type="string" calcext:value-type="string">
            <text:p>Parulian2022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/S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ethod assessment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htrc/ChaRelEx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Tolkien's <text:span text:style-name="T4">Middle-Earth</text:span> novels</text:p>
          </table:table-cell>
          <table:table-cell table:style-name="ce72" office:value-type="string" calcext:value-type="string">
            <text:p>Perri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30--238</text:p>
          </table:table-cell>
          <table:table-cell office:value-type="string" calcext:value-type="string">
            <text:p>119--1233</text:p>
          </table:table-cell>
          <table:table-cell office:value-type="string" calcext:value-type="string">
            <text:p>Descriptive analysis, Character classification, Link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&lt;link will be provided upon publication&gt;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<text:span text:style-name="T4">Kyiv Bylyny</text:span> cycle of Slavic epic narratives</text:p>
          </table:table-cell>
          <table:table-cell table:style-name="ce72" office:value-type="string" calcext:value-type="string">
            <text:p>Sarkanyc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1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orpus of AO3 fanfictions</text:p>
          </table:table-cell>
          <table:table-cell table:style-name="ce72" office:value-type="string" calcext:value-type="string">
            <text:p>Schmidt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office:value-type="string" calcext:value-type="string">
            <text:p>98014</text:p>
          </table:table-cell>
          <table:table-cell office:value-type="string" calcext:value-type="string">
            <text:p>2743150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lauchblatt/CrossoverFanFictions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orpus of fanfiction.net stories</text:p>
          </table:table-cell>
          <table:table-cell table:style-name="ce72" office:value-type="string" calcext:value-type="string">
            <text:p>Zadeh2022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opularity predic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Carroll's <text:span text:style-name="T4">Alice in Wonderland</text:span></text:p>
          </table:table-cell>
          <table:table-cell table:style-name="ce72" office:value-type="string" calcext:value-type="string">
            <text:p>Zhang2022at</text:p>
          </table:table-cell>
          <table:table-cell table:style-name="ce14" office:value-type="string" calcext:value-type="string">
            <text:p>N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1" office:value-type="string" calcext:value-type="string">
            <text:p>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ubplot identific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hakespeare's plays, and 253 German plays</text:p>
          </table:table-cell>
          <table:table-cell table:style-name="ce72" office:value-type="string" calcext:value-type="string">
            <text:p>Botond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lassification of work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https://github.com/SzemesBotond/drama_cluster_genre 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Schiller's <text:span text:style-name="T4">Love and Intrigue</text:span></text:p>
          </table:table-cell>
          <table:table-cell table:style-name="ce72" office:value-type="string" calcext:value-type="string">
            <text:p>Pang2023</text:p>
          </table:table-cell>
          <table:table-cell table:style-name="ce14" office:value-type="string" calcext:value-type="string">
            <text:p>N</text:p>
          </table:table-cell>
          <table:table-cell table:style-name="ce21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U/W</text:p>
          </table:table-cell>
          <table:table-cell table:style-name="ce21" office:value-type="string" calcext:value-type="string">
            <text:p>U/D</text:p>
          </table:table-cell>
          <table:table-cell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Rowling’s <text:span text:style-name="T4">Harry Potter and the Prisoner of Azkaban</text:span></text:p>
          </table:table-cell>
          <table:table-cell table:style-name="ce72" office:value-type="string" calcext:value-type="string">
            <text:p>Rodda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2" office:value-type="string" calcext:value-type="string">
            <text:p>Discre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Heterogeneous collection of 7 networks</text:p>
          </table:table-cell>
          <table:table-cell table:style-name="ce72" office:value-type="string" calcext:value-type="string">
            <text:p>Stivala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heck assumption</text:p>
          </table:table-cell>
          <table:table-cell office:value-type="string" calcext:value-type="string">
            <text:p>Text</text:p>
          </table:table-cell>
          <table:table-cell table:style-name="ce130" office:value-type="string" calcext:value-type="string">
            <text:p>-</text:p>
          </table:table-cell>
          <table:table-cell table:number-columns-repeated="48"/>
        </table:table-row>
        <table:table-row table:style-name="ro2">
          <table:table-cell table:style-name="ce9" office:value-type="string" calcext:value-type="string">
            <text:p>162 mangas</text:p>
          </table:table-cell>
          <table:table-cell table:style-name="ce72" office:value-type="string" calcext:value-type="string">
            <text:p>Sugishita2023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20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table:style-name="ce15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33" office:value-type="string" calcext:value-type="string">
            <text:p>Stati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scriptive analysis, Comparative study</text:p>
          </table:table-cell>
          <table:table-cell office:value-type="string" calcext:value-type="string">
            <text:p>Comic</text:p>
          </table:table-cell>
          <table:table-cell table:style-name="ce130" office:value-type="string" calcext:value-type="string">
            <text:p>https://github.com/KS-92/Manga 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11"/>
          <table:table-cell table:style-name="ce16"/>
          <table:table-cell table:style-name="ce22" table:number-columns-repeated="3"/>
          <table:table-cell table:style-name="ce28"/>
          <table:table-cell table:style-name="ce16"/>
          <table:table-cell table:style-name="ce22" table:number-columns-repeated="2"/>
          <table:table-cell table:style-name="ce34"/>
          <table:table-cell table:style-name="ce40" office:value-type="string" calcext:value-type="string">
            <text:p>Number of distinct approaches</text:p>
          </table:table-cell>
          <table:table-cell table:style-name="ce44" table:formula="of:=COUNTA([.B3:.B223])" office:value-type="float" office:value="221" calcext:value-type="float">
            <text:p>221</text:p>
          </table:table-cell>
          <table:table-cell table:style-name="ce48"/>
          <table:table-cell table:style-name="ce50" table:number-columns-repeated="2"/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2">
          <table:table-cell table:style-name="ce8" office:value-type="string" calcext:value-type="string">
            <text:p>Material used to assess the graph extraction/analysis method(s) presented in the paper(s)</text:p>
          </table:table-cell>
          <table:table-cell table:style-name="ce8" office:value-type="string" calcext:value-type="string">
            <text:p>BibTeX key used in the article and supplementary material</text:p>
          </table:table-cell>
          <table:table-cell table:style-name="ce17" office:value-type="string" calcext:value-type="string">
            <text:p>Relationships inferred based on character co-occurrences</text:p>
          </table:table-cell>
          <table:table-cell table:style-name="ce23" office:value-type="string" calcext:value-type="string">
            <text:p>Relationships inferred based on conversations between characters</text:p>
          </table:table-cell>
          <table:table-cell table:style-name="ce23" office:value-type="string" calcext:value-type="string">
            <text:p>Relationships inferred based on one character mentionning another</text:p>
          </table:table-cell>
          <table:table-cell table:style-name="ce23" office:value-type="string" calcext:value-type="string">
            <text:p>Relationships inferred based on general connection between characters: family, co-workers, etc.</text:p>
          </table:table-cell>
          <table:table-cell table:style-name="ce29" office:value-type="string" calcext:value-type="string">
            <text:p>Relationships inferred based on some character acting on another one</text:p>
          </table:table-cell>
          <table:table-cell table:style-name="ce17" office:value-type="string" calcext:value-type="string">
            <text:p>Edges are weighted (W) or unweighted (U) in the graph</text:p>
          </table:table-cell>
          <table:table-cell table:style-name="ce23" office:value-type="string" calcext:value-type="string">
            <text:p>Edges are directed (D) or undirected (U) in the graph</text:p>
          </table:table-cell>
          <table:table-cell table:style-name="ce23" office:value-type="string" calcext:value-type="string">
            <text:p>Edges are signed (S) or unsigned (U) in the graph</text:p>
          </table:table-cell>
          <table:table-cell table:style-name="ce35" office:value-type="string" calcext:value-type="string">
            <text:p>Graph is static (S), or time is discretized (D), possibly in a cumulative way (C)</text:p>
          </table:table-cell>
          <table:table-cell table:style-name="ce35" office:value-type="string" calcext:value-type="string">
            <text:p>Number of nodes (if indicated in the paper(s))</text:p>
          </table:table-cell>
          <table:table-cell table:style-name="ce29" office:value-type="string" calcext:value-type="string">
            <text:p>Number of edges (if indicated in the paper(s))</text:p>
          </table:table-cell>
          <table:table-cell table:style-name="ce49" office:value-type="string" calcext:value-type="string">
            <text:p>Main use of the graph</text:p>
          </table:table-cell>
          <table:table-cell table:style-name="ce49" office:value-type="string" calcext:value-type="string">
            <text:p>Types of media used to extract the graph</text:p>
          </table:table-cell>
          <table:table-cell table:style-name="ce49" office:value-type="string" calcext:value-type="string">
            <text:p>URL of the data and/or source code</text:p>
          </table:table-cell>
          <table:table-cell office:value-type="string" calcext:value-type="string">
            <text:p><text:s/></text:p>
          </table:table-cell>
          <table:table-cell table:style-name="ce53" table:number-columns-repeated="47"/>
        </table:table-row>
        <table:table-row table:style-name="ro2" table:number-rows-repeated="104834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imbusRomNo9L-Regu" svg:font-family="NimbusRomNo9L-Regu"/>
    <style:font-face style:name="NimbusRomNo9L-ReguItal" svg:font-family="NimbusRomNo9L-ReguItal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fr" number:country="FR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fr" number:country="FR">
      <number:fill-character> </number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9P1" style:volatile="true" number:language="fr" number:country="FR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9P2" style:volatile="true" number:language="fr" number:country="FR">
      <number:fill-character> </number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2P1" style:volatile="true" number:language="fr" number:country="FR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2P2" style:volatile="true" number:language="fr" number:country="FR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fr" number:country="FR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fr" number:country="FR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fo:padding="0.071cm" style:rotation-align="none" style:vertical-align="bottom"/>
      <style:text-properties fo:color="#333333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7:49:38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20_of_20_articles" style:display-name="PageStyle_List of art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1" style:display-name="PageStyle_List of articl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_20_of_20_articles_20_2" style:display-name="PageStyle_List of article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ncent Labatut</meta:initial-creator>
    <meta:editing-cycles>249</meta:editing-cycles>
    <meta:creation-date>2018-04-15T08:46:16</meta:creation-date>
    <dc:date>2023-03-23T18:05:49.142000000</dc:date>
    <dc:language>en-US</dc:language>
    <meta:editing-duration>P8DT23H33M1S</meta:editing-duration>
    <meta:generator>LibreOffice/7.0.0.3$Windows_X86_64 LibreOffice_project/8061b3e9204bef6b321a21033174034a5e2ea88e</meta:generator>
    <meta:document-statistic meta:table-count="1" meta:cell-count="37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